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F01A4A2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39cm" svg:x="1cm" svg:y="1cm">
          <draw:image xlink:href="Pictures/100000000000027F0000013F01A4A2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2:52</dc:date>
    <meta:generator>NeoOffice/3.4.1$Unix OpenOffice.org_project/Patch 15</meta:generator>
    <meta:editing-duration>PT00H06M40S</meta:editing-duration>
    <meta:editing-cycles>9</meta:editing-cycles>
    <meta:document-statistic meta:object-count="1"/>
  </office:meta>
</office:document-meta>
</file>